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de" fo:country="DE" style:language-asian="zxx" style:country-asian="none" style:language-complex="zxx" style:country-complex="none"/>
    </style:style>
    <style:style style:name="P2" style:family="paragraph" style:parent-style-name="Standard">
      <style:text-properties fo:language="de" fo:country="DE" officeooo:rsid="00027306" officeooo:paragraph-rsid="00027306" style:language-asian="zxx" style:country-asian="none" style:language-complex="zxx" style:country-complex="none"/>
    </style:style>
    <style:style style:name="P3" style:family="paragraph" style:parent-style-name="Standard">
      <style:text-properties fo:language="de" fo:country="DE" officeooo:rsid="00027306" officeooo:paragraph-rsid="0006fcdb" style:language-asian="zxx" style:country-asian="none" style:language-complex="zxx" style:country-complex="none"/>
    </style:style>
    <style:style style:name="P4" style:family="paragraph" style:parent-style-name="Standard">
      <style:paragraph-properties fo:text-align="start" style:justify-single-word="false"/>
      <style:text-properties fo:language="de" fo:country="DE" officeooo:rsid="00027306" officeooo:paragraph-rsid="0009559e" style:language-asian="zxx" style:country-asian="none" style:language-complex="zxx" style:country-complex="none"/>
    </style:style>
    <style:style style:name="P5" style:family="paragraph" style:parent-style-name="Standard">
      <style:text-properties fo:language="de" fo:country="DE" officeooo:rsid="0006fcdb" officeooo:paragraph-rsid="0006fcdb" style:language-asian="zxx" style:country-asian="none" style:language-complex="zxx" style:country-complex="none"/>
    </style:style>
    <style:style style:name="P6" style:family="paragraph" style:parent-style-name="Standard">
      <style:text-properties fo:language="de" fo:country="DE" officeooo:rsid="00072404" officeooo:paragraph-rsid="00072404" style:language-asian="zxx" style:country-asian="none" style:language-complex="zxx" style:country-complex="none"/>
    </style:style>
    <style:style style:name="P7" style:family="paragraph" style:parent-style-name="Standard">
      <style:text-properties fo:language="de" fo:country="DE" officeooo:rsid="0009725e" officeooo:paragraph-rsid="0009725e" style:language-asian="zxx" style:country-asian="none" style:language-complex="zxx" style:country-complex="none"/>
    </style:style>
    <style:style style:name="P8" style:family="paragraph" style:parent-style-name="Standard">
      <style:text-properties fo:language="de" fo:country="DE" officeooo:rsid="0009b1ad" officeooo:paragraph-rsid="0009b1ad" style:language-asian="zxx" style:country-asian="none" style:language-complex="zxx" style:country-complex="none"/>
    </style:style>
    <style:style style:name="P9" style:family="paragraph" style:parent-style-name="Standard">
      <style:text-properties fo:language="de" fo:country="DE" officeooo:rsid="000dc9b4" officeooo:paragraph-rsid="000dc9b4" style:language-asian="zxx" style:country-asian="none" style:language-complex="zxx" style:country-complex="none"/>
    </style:style>
    <style:style style:name="P10" style:family="paragraph" style:parent-style-name="Standard">
      <style:text-properties fo:language="de" fo:country="DE" officeooo:rsid="000ea07f" officeooo:paragraph-rsid="000ea07f" style:language-asian="zxx" style:country-asian="none" style:language-complex="zxx" style:country-complex="none"/>
    </style:style>
    <style:style style:name="P11" style:family="paragraph" style:parent-style-name="Standard">
      <style:text-properties fo:language="de" fo:country="DE" officeooo:rsid="000ea07f" officeooo:paragraph-rsid="0015552e" style:language-asian="zxx" style:country-asian="none" style:language-complex="zxx" style:country-complex="none"/>
    </style:style>
    <style:style style:name="P12" style:family="paragraph" style:parent-style-name="Standard">
      <style:text-properties fo:language="de" fo:country="DE" officeooo:rsid="000ec602" officeooo:paragraph-rsid="0015552e" style:language-asian="zxx" style:country-asian="none" style:language-complex="zxx" style:country-complex="none"/>
    </style:style>
    <style:style style:name="P13" style:family="paragraph" style:parent-style-name="Standard">
      <style:text-properties fo:language="de" fo:country="DE" officeooo:rsid="000ec602" officeooo:paragraph-rsid="000ec602" style:language-asian="zxx" style:country-asian="none" style:language-complex="zxx" style:country-complex="none"/>
    </style:style>
    <style:style style:name="P14" style:family="paragraph" style:parent-style-name="Standard">
      <style:text-properties fo:language="de" fo:country="DE" officeooo:rsid="00119199" officeooo:paragraph-rsid="00119199" style:language-asian="zxx" style:country-asian="none" style:language-complex="zxx" style:country-complex="none"/>
    </style:style>
    <style:style style:name="P15" style:family="paragraph" style:parent-style-name="Standard">
      <style:text-properties fo:language="de" fo:country="DE" officeooo:rsid="00119199" officeooo:paragraph-rsid="0015552e" style:language-asian="zxx" style:country-asian="none" style:language-complex="zxx" style:country-complex="none"/>
    </style:style>
    <style:style style:name="P16" style:family="paragraph" style:parent-style-name="Standard">
      <style:text-properties fo:language="de" fo:country="DE" officeooo:rsid="00122511" officeooo:paragraph-rsid="00122511" style:language-asian="zxx" style:country-asian="none" style:language-complex="zxx" style:country-complex="none"/>
    </style:style>
    <style:style style:name="P17" style:family="paragraph" style:parent-style-name="Standard">
      <style:text-properties fo:language="de" fo:country="DE" officeooo:rsid="00122511" officeooo:paragraph-rsid="0015552e" style:language-asian="zxx" style:country-asian="none" style:language-complex="zxx" style:country-complex="none"/>
    </style:style>
    <style:style style:name="P18" style:family="paragraph" style:parent-style-name="Standard">
      <style:text-properties fo:language="de" fo:country="DE" officeooo:rsid="001a53d9" officeooo:paragraph-rsid="001a53d9" style:language-asian="zxx" style:country-asian="none" style:language-complex="zxx" style:country-complex="none"/>
    </style:style>
    <style:style style:name="P19" style:family="paragraph" style:parent-style-name="Standard">
      <style:text-properties fo:language="de" fo:country="DE" officeooo:rsid="001daca6" officeooo:paragraph-rsid="001daca6" style:language-asian="zxx" style:country-asian="none" style:language-complex="zxx" style:country-complex="none"/>
    </style:style>
    <style:style style:name="P20" style:family="paragraph" style:parent-style-name="Standard">
      <style:text-properties fo:language="de" fo:country="DE" officeooo:rsid="00057e9f" officeooo:paragraph-rsid="0006fcdb" style:language-asian="zxx" style:country-asian="none" style:language-complex="zxx" style:country-complex="none"/>
    </style:style>
    <style:style style:name="P21" style:family="paragraph" style:parent-style-name="Standard">
      <style:text-properties fo:language="de" fo:country="DE" officeooo:rsid="0021b290" officeooo:paragraph-rsid="0021b290" style:language-asian="zxx" style:country-asian="none" style:language-complex="zxx" style:country-complex="none"/>
    </style:style>
    <style:style style:name="P22" style:family="paragraph" style:parent-style-name="Standard">
      <style:text-properties fo:language="de" fo:country="DE" officeooo:rsid="00254e48" officeooo:paragraph-rsid="00254e48" style:language-asian="zxx" style:country-asian="none" style:language-complex="zxx" style:country-complex="none"/>
    </style:style>
    <style:style style:name="P23" style:family="paragraph" style:parent-style-name="Standard">
      <style:text-properties fo:language="de" fo:country="DE" officeooo:rsid="0025b70c" officeooo:paragraph-rsid="00274256" style:language-asian="zxx" style:country-asian="none" style:language-complex="zxx" style:country-complex="none"/>
    </style:style>
    <style:style style:name="P24" style:family="paragraph" style:parent-style-name="Standard">
      <style:text-properties fo:language="de" fo:country="DE" officeooo:rsid="00284534" officeooo:paragraph-rsid="00284534" style:language-asian="zxx" style:country-asian="none" style:language-complex="zxx" style:country-complex="none"/>
    </style:style>
    <style:style style:name="P25" style:family="paragraph" style:parent-style-name="Standard">
      <style:text-properties fo:language="de" fo:country="DE" officeooo:rsid="002ce314" officeooo:paragraph-rsid="002ce314" style:language-asian="zxx" style:country-asian="none" style:language-complex="zxx" style:country-complex="none"/>
    </style:style>
    <style:style style:name="P26" style:family="paragraph" style:parent-style-name="Standard">
      <style:text-properties fo:language="de" fo:country="DE" officeooo:rsid="0030e92b" officeooo:paragraph-rsid="0030e92b" style:language-asian="zxx" style:country-asian="none" style:language-complex="zxx" style:country-complex="none"/>
    </style:style>
    <style:style style:name="P27" style:family="paragraph" style:parent-style-name="Standard">
      <style:text-properties fo:language="de" fo:country="DE" officeooo:rsid="004afdff" officeooo:paragraph-rsid="004afdff" style:language-asian="zxx" style:country-asian="none" style:language-complex="zxx" style:country-complex="none"/>
    </style:style>
    <style:style style:name="P28" style:family="paragraph" style:parent-style-name="Standard">
      <style:text-properties fo:language="de" fo:country="DE" officeooo:rsid="0050d468" officeooo:paragraph-rsid="0050d468" style:language-asian="zxx" style:country-asian="none" style:language-complex="zxx" style:country-complex="none"/>
    </style:style>
    <style:style style:name="P29" style:family="paragraph" style:parent-style-name="Standard">
      <style:text-properties fo:language="de" fo:country="DE" fo:font-weight="bold" officeooo:rsid="00027306" officeooo:paragraph-rsid="0006fcdb" style:language-asian="zxx" style:country-asian="none" style:font-weight-asian="bold" style:language-complex="zxx" style:country-complex="none" style:font-weight-complex="bold"/>
    </style:style>
    <style:style style:name="P30" style:family="paragraph" style:parent-style-name="Standard">
      <style:text-properties fo:language="de" fo:country="DE" fo:font-weight="bold" officeooo:rsid="00027306" officeooo:paragraph-rsid="00027306" style:language-asian="zxx" style:country-asian="none" style:font-weight-asian="bold" style:language-complex="zxx" style:country-complex="none" style:font-weight-complex="bold"/>
    </style:style>
    <style:style style:name="P31" style:family="paragraph" style:parent-style-name="Standard">
      <style:text-properties fo:language="de" fo:country="DE" fo:font-weight="bold" officeooo:rsid="000ea07f" officeooo:paragraph-rsid="0015552e" style:language-asian="zxx" style:country-asian="none" style:font-weight-asian="bold" style:language-complex="zxx" style:country-complex="none" style:font-weight-complex="bold"/>
    </style:style>
    <style:style style:name="P32" style:family="paragraph" style:parent-style-name="Standard">
      <style:text-properties fo:language="de" fo:country="DE" fo:font-weight="bold" officeooo:rsid="000ec602" officeooo:paragraph-rsid="0015552e" style:language-asian="zxx" style:country-asian="none" style:font-weight-asian="bold" style:language-complex="zxx" style:country-complex="none" style:font-weight-complex="bold"/>
    </style:style>
    <style:style style:name="P33" style:family="paragraph" style:parent-style-name="Standard">
      <style:text-properties fo:language="de" fo:country="DE" fo:font-weight="bold" officeooo:rsid="00119199" officeooo:paragraph-rsid="0015552e" style:language-asian="zxx" style:country-asian="none" style:font-weight-asian="bold" style:language-complex="zxx" style:country-complex="none" style:font-weight-complex="bold"/>
    </style:style>
    <style:style style:name="P34" style:family="paragraph" style:parent-style-name="Standard">
      <style:text-properties fo:language="de" fo:country="DE" fo:font-weight="bold" officeooo:rsid="0021b290" officeooo:paragraph-rsid="00231c61" style:language-asian="zxx" style:country-asian="none" style:font-weight-asian="bold" style:language-complex="zxx" style:country-complex="none" style:font-weight-complex="bold"/>
    </style:style>
    <style:style style:name="P35" style:family="paragraph" style:parent-style-name="Standard">
      <style:text-properties fo:language="de" fo:country="DE" style:text-underline-style="solid" style:text-underline-width="auto" style:text-underline-color="font-color" officeooo:rsid="0009b1ad" officeooo:paragraph-rsid="0009b1ad" style:language-asian="zxx" style:country-asian="none" style:language-complex="zxx" style:country-complex="none"/>
    </style:style>
    <style:style style:name="P36" style:family="paragraph" style:parent-style-name="Standard">
      <style:text-properties fo:language="de" fo:country="DE" style:text-underline-style="solid" style:text-underline-width="auto" style:text-underline-color="font-color" officeooo:rsid="004de176" officeooo:paragraph-rsid="004de176" style:language-asian="zxx" style:country-asian="none" style:language-complex="zxx" style:country-complex="none"/>
    </style:style>
    <style:style style:name="P37" style:family="paragraph" style:parent-style-name="Standard">
      <style:text-properties fo:language="de" fo:country="DE" style:text-underline-style="solid" style:text-underline-width="auto" style:text-underline-color="font-color" officeooo:rsid="0009b1ad" officeooo:paragraph-rsid="0009b1ad" fo:background-color="#cccccc" style:language-asian="zxx" style:country-asian="none" style:language-complex="zxx" style:country-complex="none"/>
    </style:style>
    <style:style style:name="P38" style:family="paragraph" style:parent-style-name="Standard">
      <style:paragraph-properties fo:text-align="center" style:justify-single-word="false"/>
      <style:text-properties fo:font-size="28pt" fo:language="de" fo:country="DE" fo:font-weight="bold" officeooo:rsid="00027306" officeooo:paragraph-rsid="00027306" style:font-size-asian="28pt" style:language-asian="zxx" style:country-asian="none" style:font-weight-asian="bold" style:font-size-complex="28pt" style:language-complex="zxx" style:country-complex="none" style:font-weight-complex="bold"/>
    </style:style>
    <style:style style:name="P39" style:family="paragraph" style:parent-style-name="Standard">
      <style:text-properties fo:language="de" fo:country="DE" officeooo:rsid="00523f8e" officeooo:paragraph-rsid="00523f8e" style:language-asian="zxx" style:country-asian="none" style:language-complex="zxx" style:country-complex="none"/>
    </style:style>
    <style:style style:name="P40" style:family="paragraph" style:parent-style-name="Standard">
      <style:text-properties fo:language="de" fo:country="DE" officeooo:rsid="00583752" officeooo:paragraph-rsid="00583752" style:language-asian="zxx" style:country-asian="none" style:language-complex="zxx" style:country-complex="none"/>
    </style:style>
    <style:style style:name="P41" style:family="paragraph" style:parent-style-name="Standard">
      <style:text-properties fo:language="de" fo:country="DE" fo:font-weight="bold" officeooo:rsid="000ea07f" officeooo:paragraph-rsid="00568023" style:language-asian="zxx" style:country-asian="none" style:font-weight-asian="bold" style:language-complex="zxx" style:country-complex="none" style:font-weight-complex="bold"/>
    </style:style>
    <style:style style:name="P42" style:family="paragraph" style:parent-style-name="Standard">
      <style:text-properties fo:language="de" fo:country="DE" fo:font-weight="bold" officeooo:rsid="00122511" officeooo:paragraph-rsid="0067bef0" style:language-asian="zxx" style:country-asian="none" style:font-weight-asian="bold" style:language-complex="zxx" style:country-complex="none" style:font-weight-complex="bold"/>
    </style:style>
    <style:style style:name="P43" style:family="paragraph" style:parent-style-name="Standard">
      <style:text-properties style:use-window-font-color="true" fo:language="de" fo:country="DE" officeooo:rsid="000ea07f" officeooo:paragraph-rsid="000ea07f" fo:background-color="transparent" style:language-asian="zxx" style:country-asian="none" style:language-complex="zxx" style:country-complex="none"/>
    </style:style>
    <style:style style:name="P44" style:family="paragraph" style:parent-style-name="Standard">
      <style:text-properties style:use-window-font-color="true" fo:language="de" fo:country="DE" fo:font-weight="bold" officeooo:rsid="000ea07f" officeooo:paragraph-rsid="005bae31" style:language-asian="zxx" style:country-asian="none" style:font-weight-asian="bold" style:language-complex="zxx" style:country-complex="none" style:font-weight-complex="bold"/>
    </style:style>
    <style:style style:name="P45" style:family="paragraph" style:parent-style-name="Standard">
      <style:text-properties style:use-window-font-color="true" fo:language="de" fo:country="DE" officeooo:rsid="001c2048" officeooo:paragraph-rsid="001c2048" style:language-asian="zxx" style:country-asian="none" style:language-complex="zxx" style:country-complex="none"/>
    </style:style>
    <style:style style:name="T1" style:family="text">
      <style:text-properties officeooo:rsid="0007c201"/>
    </style:style>
    <style:style style:name="T2" style:family="text">
      <style:text-properties officeooo:rsid="000b03cb"/>
    </style:style>
    <style:style style:name="T3" style:family="text">
      <style:text-properties officeooo:rsid="000b99d1"/>
    </style:style>
    <style:style style:name="T4" style:family="text">
      <style:text-properties officeooo:rsid="000d1e3f"/>
    </style:style>
    <style:style style:name="T5" style:family="text">
      <style:text-properties officeooo:rsid="000fe687"/>
    </style:style>
    <style:style style:name="T6" style:family="text">
      <style:text-properties officeooo:rsid="0013f8dc"/>
    </style:style>
    <style:style style:name="T7" style:family="text">
      <style:text-properties officeooo:rsid="001e56e9"/>
    </style:style>
    <style:style style:name="T8" style:family="text">
      <style:text-properties officeooo:rsid="001feabc"/>
    </style:style>
    <style:style style:name="T9" style:family="text">
      <style:text-properties officeooo:rsid="0026bc24"/>
    </style:style>
    <style:style style:name="T10" style:family="text">
      <style:text-properties officeooo:rsid="00298436"/>
    </style:style>
    <style:style style:name="T11" style:family="text">
      <style:text-properties officeooo:rsid="002e3eaa"/>
    </style:style>
    <style:style style:name="T12" style:family="text">
      <style:text-properties officeooo:rsid="002ea0fc"/>
    </style:style>
    <style:style style:name="T13" style:family="text">
      <style:text-properties officeooo:rsid="0032195d"/>
    </style:style>
    <style:style style:name="T14" style:family="text">
      <style:text-properties officeooo:rsid="00322517"/>
    </style:style>
    <style:style style:name="T15" style:family="text">
      <style:text-properties officeooo:rsid="00349a36"/>
    </style:style>
    <style:style style:name="T16" style:family="text">
      <style:text-properties officeooo:rsid="003a5494"/>
    </style:style>
    <style:style style:name="T17" style:family="text">
      <style:text-properties fo:color="#ff0000"/>
    </style:style>
    <style:style style:name="T18" style:family="text">
      <style:text-properties fo:color="#ff0000" officeooo:rsid="003a5494"/>
    </style:style>
    <style:style style:name="T19" style:family="text">
      <style:text-properties fo:color="#ff0000" officeooo:rsid="0026bc24"/>
    </style:style>
    <style:style style:name="T20" style:family="text">
      <style:text-properties fo:color="#ff0000" officeooo:rsid="002af968"/>
    </style:style>
    <style:style style:name="T21" style:family="text">
      <style:text-properties fo:color="#ff0000" officeooo:rsid="002ea0fc"/>
    </style:style>
    <style:style style:name="T22" style:family="text">
      <style:text-properties fo:color="#ff0000" officeooo:rsid="00479ac4"/>
    </style:style>
    <style:style style:name="T23" style:family="text">
      <style:text-properties officeooo:rsid="003ea0ef"/>
    </style:style>
    <style:style style:name="T24" style:family="text">
      <style:text-properties officeooo:rsid="003eb274"/>
    </style:style>
    <style:style style:name="T25" style:family="text">
      <style:text-properties style:use-window-font-color="true"/>
    </style:style>
    <style:style style:name="T26" style:family="text">
      <style:text-properties style:use-window-font-color="true" officeooo:rsid="002ea0fc"/>
    </style:style>
    <style:style style:name="T27" style:family="text">
      <style:text-properties style:use-window-font-color="true" officeooo:rsid="006498ad"/>
    </style:style>
    <style:style style:name="T28" style:family="text">
      <style:text-properties style:use-window-font-color="true" officeooo:rsid="0064ebca"/>
    </style:style>
    <style:style style:name="T29" style:family="text">
      <style:text-properties style:use-window-font-color="true" officeooo:rsid="003a5494"/>
    </style:style>
    <style:style style:name="T30" style:family="text">
      <style:text-properties style:use-window-font-color="true" officeooo:rsid="00663263"/>
    </style:style>
    <style:style style:name="T31" style:family="text">
      <style:text-properties style:use-window-font-color="true" officeooo:rsid="00479ac4"/>
    </style:style>
    <style:style style:name="T32" style:family="text">
      <style:text-properties style:use-window-font-color="true" officeooo:rsid="00694f56"/>
    </style:style>
    <style:style style:name="T33" style:family="text">
      <style:text-properties officeooo:rsid="004be12d"/>
    </style:style>
    <style:style style:name="T34" style:family="text">
      <style:text-properties officeooo:rsid="004e527b"/>
    </style:style>
    <style:style style:name="T35" style:family="text">
      <style:text-properties officeooo:rsid="0051ef85"/>
    </style:style>
    <style:style style:name="T36" style:family="text">
      <style:text-properties officeooo:rsid="005422b4"/>
    </style:style>
    <style:style style:name="T37" style:family="text">
      <style:text-properties officeooo:rsid="00545141"/>
    </style:style>
    <style:style style:name="T38" style:family="text">
      <style:text-properties officeooo:rsid="0054df00"/>
    </style:style>
    <style:style style:name="T39" style:family="text">
      <style:text-properties officeooo:rsid="00583752"/>
    </style:style>
    <style:style style:name="T40" style:family="text">
      <style:text-properties officeooo:rsid="0058fb7d"/>
    </style:style>
    <style:style style:name="T41" style:family="text">
      <style:text-properties officeooo:rsid="005a1f0a"/>
    </style:style>
    <style:style style:name="T42" style:family="text">
      <style:text-properties officeooo:rsid="005ad9fd"/>
    </style:style>
    <style:style style:name="T43" style:family="text">
      <style:text-properties officeooo:rsid="005ae7cb"/>
    </style:style>
    <style:style style:name="T44" style:family="text">
      <style:text-properties fo:background-color="transparent" loext:char-shading-value="0"/>
    </style:style>
    <style:style style:name="T45" style:family="text">
      <style:text-properties officeooo:rsid="005422b4" fo:background-color="transparent" loext:char-shading-value="0"/>
    </style:style>
    <style:style style:name="T46" style:family="text">
      <style:text-properties officeooo:rsid="005d9040"/>
    </style:style>
    <style:style style:name="T47" style:family="text">
      <style:text-properties officeooo:rsid="005e5649"/>
    </style:style>
    <style:style style:name="T48" style:family="text">
      <style:text-properties officeooo:rsid="005f1350"/>
    </style:style>
    <style:style style:name="T49" style:family="text">
      <style:text-properties officeooo:rsid="0060aa08"/>
    </style:style>
    <style:style style:name="T50" style:family="text">
      <style:text-properties officeooo:rsid="006258ba"/>
    </style:style>
    <style:style style:name="T51" style:family="text">
      <style:text-properties officeooo:rsid="0062e47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8">GDD</text:p>
      <text:p text:style-name="P38">AR One-Room-Puzz<text:span text:style-name="T23">le</text:span>-Solver</text:p>
      <text:p text:style-name="P1"/>
      <text:p text:style-name="P1"/>
      <text:p text:style-name="P1"/>
      <text:p text:style-name="P30">Spielname:</text:p>
      <text:p text:style-name="P4">AR One-Room-Puzz<text:span text:style-name="T24">le</text:span>-Solver</text:p>
      <text:p text:style-name="P2"/>
      <text:p text:style-name="P30">Tags:</text:p>
      <text:p text:style-name="P6">AR, Puzz<text:span text:style-name="T24">le</text:span>-Solver, 1stPerson, Escape-Room, <text:span text:style-name="T1">Punching, Jumping, Throwing</text:span></text:p>
      <text:p text:style-name="P2"/>
      <text:p text:style-name="P30">Zielgruppe:</text:p>
      <text:p text:style-name="P5">6+ Jahre, männlich und weiblich</text:p>
      <text:p text:style-name="P2"/>
      <text:p text:style-name="P2"/>
      <text:p text:style-name="P29">Plattform(en):</text:p>
      <text:p text:style-name="P20">Smartphones (Google Pixel, Pixel XL und Samsung Galaxy S8)</text:p>
      <text:p text:style-name="P20">mindestens Android 7.0</text:p>
      <text:p text:style-name="P2"/>
      <text:p text:style-name="P2"/>
      <text:p text:style-name="P29">Sprache:</text:p>
      <text:p text:style-name="P3">Deutsch</text:p>
      <text:p text:style-name="P2"/>
      <text:p text:style-name="P2"/>
      <text:p text:style-name="P30">Kurze Beschreibung:</text:p>
      <text:p text:style-name="P39"><text:span text:style-name="T36">Der Benutzer muss d</text:span>ie Länge, <text:span text:style-name="T36">die </text:span>Breite und <text:span text:style-name="T36">die</text:span> Höhe des Zimmers eingegeben und auf diese<text:span text:style-name="T37">n</text:span> Dimension<text:span text:style-name="T37">en</text:span> wird ein Level generiert.</text:p>
      <text:p text:style-name="P10">Das Smartphone dient als Medium, um auf der realen Welt virtuelle Element drüber zu legen.</text:p>
      <text:p text:style-name="P43">Mit den virtuellen Elementen kann der Spieler durch <text:span text:style-name="T36">Touchscreen Eingabe</text:span> interagieren.</text:p>
      <text:p text:style-name="P13">Der Spieler muss ein Schlüssel finden, um den Raum zu verlassen bzw. das Level <text:span text:style-name="T5">erfolgreich abzuschließen</text:span>.</text:p>
      <text:p text:style-name="P21">Der Spieler hat drei Leben.</text:p>
      <text:p text:style-name="P14">Der Spieler wird muss <text:span text:style-name="T8">einfache</text:span> Rätsel lösen oder Gegner bekämpfen, um an den Schlüssel zu kommen.</text:p>
      <text:p text:style-name="P14">Hindernisse hindern den Spieler zum Schlüssel zu kommen.</text:p>
      <text:p text:style-name="P16">Musik, Soundeffekte und Thema des Levels sowie der Schwierigkeitsgrad wird <text:span text:style-name="T38">vom Spieler eingestellt.</text:span></text:p>
      <text:p text:style-name="P2"/>
      <text:p text:style-name="P2"/>
      <text:p text:style-name="P30">Setting:</text:p>
      <text:p text:style-name="P7">einstellbar von Wald und Natur bis Sci-Fi</text:p>
      <text:p text:style-name="P2"/>
      <text:p text:style-name="P2"/>
      <text:p text:style-name="P30">USP:</text:p>
      <text:p text:style-name="P9">Das Smartphone wird als Medium benutzt, um die reale Welt <text:span text:style-name="T39">in</text:span> eine Spielwelt umzuwandeln. In der Spielwelt muss der Spieler Gegner bekämpfen und einfache Rätsel lösen, um einen Schlüssel zu erhalten, damit er den Raum verlassen kann und somit in das nächste Level kommt.</text:p>
      <text:p text:style-name="P2"/>
      <text:p text:style-name="P2"/>
      <text:p text:style-name="P30"><text:soft-page-break/><text:span text:style-name="T43">Detailliert</text:span> Beschreibung:</text:p>
      <text:p text:style-name="P41">„<text:span text:style-name="T36">Der Benutzer muss die Länge, die Breite und die Höhe des Zimmers eingegeben und auf diesen Dimensionen wird ein Level generiert.</text:span>“</text:p>
      <text:p text:style-name="P40">Der Spieler muss die Länge, die Breite und die Höhe des Raums, in dem er spielt, angeben. Aus diesen Dimension wird ein <text:span text:style-name="T40">vorgefertigtes</text:span> Level geladen oder ein Zufälliges generiert. <text:span text:style-name="T42">Der Spieler kann das Spiel in der Mitte des Raumes starten oder in der Mitte an einer Wand. Die Eingaben des Raums müssen im Zusammenhang der Startposition eingegeben werden.</text:span></text:p>
      <text:p text:style-name="P26">Die Umgebung wird auf maximal 4m x 4m <text:span text:style-name="T13">x 4m </text:span>beschränkt, <text:span text:style-name="T41">da sonst die Performance zu sehr darunter leidet.</text:span></text:p>
      <text:p text:style-name="P11"/>
      <text:p text:style-name="P31">„Das Smartphone dient als Medium, um auf der realen Welt virtuelle Element drüber zu legen.“</text:p>
      <text:p text:style-name="P18">Durch die Aufnahmen der Kamera wird auf dem Display die Umgebung angezeigt, wo die virtuelle Element miteinbezogene werden. Damit kann der Spieler die virtuellen Elemente sehen.</text:p>
      <text:p text:style-name="P11"/>
      <text:p text:style-name="P44">„<text:span text:style-name="T44">Mit den virtuellen Elementen kann der Spieler durch </text:span><text:span text:style-name="T45">Touchscreen Eingabe</text:span><text:span text:style-name="T44"> interagieren.“</text:span></text:p>
      <text:p text:style-name="P45">Der Spieler kann mit <text:span text:style-name="T46">Touchscreen Eingaben</text:span> <text:span text:style-name="T47">auf dem Bildschirm </text:span>des Smartphones bestimmte Funktionen ausführen. Damit kann der Spieler Gegner schlagen, virtuelle Objekte <text:span text:style-name="T48">verschießen</text:span>, oder die Tür aufschließen, um das Level abzuschließen.</text:p>
      <text:p text:style-name="P11"/>
      <text:p text:style-name="P32">„Der Spieler muss ein Schlüssel finden, um den Raum zu verlassen bzw. das Level <text:span text:style-name="T5">erfolgreich abzuschließen</text:span>.“</text:p>
      <text:p text:style-name="P19">Im geladen<text:span text:style-name="T49">en</text:span> Level oder i<text:span text:style-name="T49">n</text:span> zufällig generierten Level ist ein Schlüssel versteckt. Diesen Schlüssel muss der Spieler suchen, damit er die Tür im Level aufsperren und das Level abzuschließen <text:span text:style-name="T50">kann</text:span>.</text:p>
      <text:p text:style-name="P12"/>
      <text:p text:style-name="P34">„Der Spieler hat drei Leben.“</text:p>
      <text:p text:style-name="P22">Wenn der Spieler keine Leben mehr hat, wird das Level neu gestartet. Da<text:span text:style-name="T51">s</text:span> bekommt der Spieler auf dem Smartphone angezeigt, wo die Startposition ist, weil er sich dort hin bewegen muss, bevor das Level neu gestartet wird. Der Spiele verliert Leben, wenn er von Gegnern angegriffen wird oder gegen Hindernisse stoßt bzw. in diese hineinläuft, die Schaden verursachen.</text:p>
      <text:p text:style-name="P12"/>
      <text:p text:style-name="P33">„Der Spieler wird muss <text:span text:style-name="T7">einfache </text:span>Rätsel lösen oder Gegner bekämpfen, um an den Schlüssel zu kommen.“</text:p>
      <text:p text:style-name="P24">Die einfachen Rätsel bestehen daraus den Schlüssel nur zu suchen oder der Schlüssel besteht aus mehrere Teile, die gesucht werden müssen. Wenn alle gefunden wurden, wird dieser automatisch zusammen gebaut. Der Schlüssel kann unter virtuellen Objekte versteckt sein<text:span text:style-name="T25"> Der Schlüssel kann auch in der Luft fliegen, wo der Spieler </text:span><text:span text:style-name="T27">in einen Schussmodus </text:span><text:span text:style-name="T28">wechseln</text:span><text:span text:style-name="T27"> muss und diesen herunterschießen muss. </text:span><text:span text:style-name="T10">Der Spieler kann auch aus realen Objekten ein Turm bauen, damit er ihn greifen kann.</text:span></text:p>
      <text:p text:style-name="P24">Im Level werden kein bis ein paar Gegner herum gehen bzw. schweben, die nicht mehr <text:span text:style-name="T15">wie ein Geist (schwebende) aussehen oder ein Schleimhaufen auf dem Boden</text:span>. <text:span text:style-name="T25">Diese Gegner muss der Spieler </text:span><text:span text:style-name="T29">mit </text:span><text:span text:style-name="T30">Touchscreen Eingaben</text:span><text:span text:style-name="T25"> besiegen </text:span>oder an ihnen vorbei schleichen. Die Gegner können den Spieler angreifen und ihm Schaden hinzufügen.</text:p>
      <text:p text:style-name="P15"/>
      <text:p text:style-name="P33">„Hindernisse hindern den Spieler zum Schlüssel zu kommen.“</text:p>
      <text:p text:style-name="P23">Hindernisse können reale Objekte sein, können auch virtuelle Objekte sein. <text:span text:style-name="T9">Virtuelle Hindernisse sind z.B. Mauern und Box, die mit Stachel (fügen Schaden zu) bestückt sein können.</text:span> Falls der Spieler gegen virtuelle Objekte stoßt, vibriert das Smartphone und gibt dem Spieler eine Nachricht, dass er sich zu den Punkt zurückbegeben soll, natürlich wird da auch wieder die Position markiert, dass der Spieler diese Position findet. Das Level selber wird dabei angehalten, dass der Spieler nicht Cheaten kann.</text:p>
      <text:p text:style-name="P15"/>
      <text:p text:style-name="P42"><text:soft-page-break/>„Musik, Soundeffekte und Thema des Levels sowie der Schwierigkeitsgrad wird <text:span text:style-name="T38">vom Spieler eingestellt.</text:span>“</text:p>
      <text:p text:style-name="P25">Der Spieler kann dies alles einstellen. <text:span text:style-name="T12">Die Themen können sein Natur(mit Jahreszeiten), Sci-Fi, Geisterhaus, Kindergarten (bunte Objekte), normale Wohnungsstil und Mittelalter. Vorerst m</text:span><text:span text:style-name="T26">aximal 2, </text:span><text:span text:style-name="T31">der R</text:span><text:span text:style-name="T26">est </text:span><text:span text:style-name="T32">ist </text:span><text:span text:style-name="T26">optional.</text:span></text:p>
      <text:p text:style-name="P17"/>
      <text:p text:style-name="P2"/>
      <text:p text:style-name="P30">Zeitvorgabe:</text:p>
      <text:p text:style-name="P2"/>
      <text:p text:style-name="P35">Prototyp<text:tab/><text:tab/><text:tab/><text:tab/><text:tab/><text:tab/><text:tab/><text:tab/><text:tab/><text:tab/><text:tab/>20.11.2017</text:p>
      <text:p text:style-name="P36">27.11.2017</text:p>
      <text:p text:style-name="P37">Alpha<text:tab/><text:tab/><text:tab/><text:tab/><text:tab/><text:tab/><text:tab/><text:tab/><text:tab/><text:tab/><text:tab/><text:tab/><text:span text:style-name="T2">18</text:span>.1<text:span text:style-name="T2">2</text:span>.2017</text:p>
      <text:p text:style-name="P27">(Mitte J<text:span text:style-name="T33">anuar</text:span>) <text:span text:style-name="T34">22.01.2018</text:span></text:p>
      <text:p text:style-name="P8"/>
      <text:p text:style-name="P35">Beta<text:tab/><text:tab/><text:tab/><text:tab/><text:tab/><text:tab/><text:tab/><text:tab/><text:tab/><text:tab/><text:tab/><text:tab/>2<text:span text:style-name="T3">9</text:span>.<text:span text:style-name="T3">0</text:span>1.201<text:span text:style-name="T4">8</text:span></text:p>
      <text:p text:style-name="P28"><text:span text:style-name="T35">0</text:span>5.02.2018</text:p>
      <text:p text:style-name="P8"/>
      <text:p text:style-name="P37">Master<text:tab/><text:tab/><text:tab/><text:tab/><text:tab/><text:tab/><text:tab/><text:tab/><text:tab/><text:tab/><text:tab/><text:tab/><text:span text:style-name="T3">16</text:span>.<text:span text:style-name="T3">02</text:span>.201<text:span text:style-name="T4">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40M36S</meta:editing-duration>
    <meta:editing-cycles>105</meta:editing-cycles>
    <meta:generator>LibreOffice/5.2.6.2$Windows_x86 LibreOffice_project/a3100ed2409ebf1c212f5048fbe377c281438fdc</meta:generator>
    <dc:date>2017-11-27T16:58:28.785000000</dc:date>
    <meta:document-statistic meta:table-count="0" meta:image-count="0" meta:object-count="0" meta:page-count="3" meta:paragraph-count="53" meta:word-count="765" meta:character-count="5163" meta:non-whitespace-character-count="4408"/>
    <meta:user-defined meta:name="Info 1"/>
    <meta:user-defined meta:name="Info 2"/>
    <meta:user-defined meta:name="Info 3"/>
    <meta:user-defined meta:name="Info 4"/>
  </office:meta>
</office:document-meta>
</file>